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546cm" svg:height="12.316cm" draw:transform="skewX (0.0574213323906135) rotate (1.1711159280882) translate (1.63499998435393cm 21.0219999923046cm)" svg:viewBox="0 0 18547 12317" svg:d="M0 0c12173-1 18547 12317 18489 12196l58 121">
          <text:p/>
        </draw:path>
        <draw:line draw:style-name="gr2" draw:text-style-name="P1" draw:layer="layout" svg:x1="7.476cm" svg:y1="13.776cm" svg:x2="7.476cm" svg:y2="8.563cm">
          <text:p/>
        </draw:line>
        <draw:frame draw:style-name="gr3" draw:text-style-name="P1" draw:layer="layout" svg:width="1.466cm" svg:height="1.499cm" svg:x="5.63cm" svg:y="8.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7.441cm" svg:y1="13.746cm" svg:x2="11.577cm" svg:y2="11.06cm">
          <text:p/>
        </draw:line>
        <draw:line draw:style-name="gr4" draw:text-style-name="P1" draw:layer="layout" svg:x1="7.482cm" svg:y1="13.725cm" svg:x2="12.049cm" svg:y2="11.922cm">
          <text:p/>
        </draw:line>
        <draw:line draw:style-name="gr4" draw:text-style-name="P1" draw:layer="layout" svg:x1="7.455cm" svg:y1="13.728cm" svg:x2="11.033cm" svg:y2="10.271cm">
          <text:p/>
        </draw:line>
        <draw:line draw:style-name="gr4" draw:text-style-name="P1" draw:layer="layout" svg:x1="7.452cm" svg:y1="13.722cm" svg:x2="12.303cm" svg:y2="12.684cm">
          <text:p/>
        </draw:line>
        <draw:line draw:style-name="gr4" draw:text-style-name="P1" draw:layer="layout" svg:x1="7.477cm" svg:y1="13.7cm" svg:x2="10.398cm" svg:y2="9.89cm">
          <text:p/>
        </draw:line>
        <draw:frame draw:style-name="gr5" draw:layer="layout" svg:width="1.543cm" svg:height="0.962cm" svg:x="18.78cm" svg:y="7.985cm">
          <draw:text-box>
            <text:p>k=1</text:p>
          </draw:text-box>
        </draw:frame>
        <draw:line draw:style-name="gr4" draw:text-style-name="P1" draw:layer="layout" svg:x1="12.705cm" svg:y1="20.912cm" svg:x2="12.705cm" svg:y2="15.832cm">
          <text:p/>
        </draw:line>
        <draw:line draw:style-name="gr4" draw:text-style-name="P1" draw:layer="layout" svg:x1="12.431cm" svg:y1="20.939cm" svg:x2="20.04cm" svg:y2="20.94cm">
          <text:p/>
        </draw:line>
        <draw:frame draw:style-name="gr6" draw:layer="layout" svg:width="0.925cm" svg:height="0.962cm" svg:x="11.689cm" svg:y="16.086cm">
          <draw:text-box>
            <text:p>P</text:p>
          </draw:text-box>
        </draw:frame>
        <draw:frame draw:style-name="gr7" draw:layer="layout" svg:width="0.68cm" svg:height="0.962cm" svg:x="19.003cm" svg:y="21.12cm">
          <draw:text-box>
            <text:p>t</text:p>
          </draw:text-box>
        </draw:frame>
        <draw:custom-shape draw:style-name="gr8" draw:text-style-name="P1" draw:layer="layout" svg:width="0.254cm" svg:height="0.254cm" svg:x="13.086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4.087cm" svg:y="1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9" draw:text-style-name="P1" draw:layer="layout" svg:width="1.525cm" svg:height="1.511cm" draw:transform="rotate (-0.463733982254893) translate (6.93558197957387cm 9.48802800765256cm)" svg:viewBox="0 0 1526 1512" svg:d="M942 14c262-72 481 143 555 370 97 296-63 612-277 786-224 182-504 387-804 333-229-41-365-289-416-509l36-250 195-212 65-56">
            <text:p/>
          </draw:path>
          <draw:path draw:style-name="gr9" draw:text-style-name="P1" draw:layer="layout" svg:width="0.446cm" svg:height="0.367cm" draw:transform="rotate (0.112399203828435) translate (6.57224221349452cm 10.0392864948945cm)" svg:viewBox="0 0 447 368" svg:d="M0 7c139 58 686-157 327 245l-76 116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6T13:00:00.586893817</meta:creation-date>
    <dc:date>2019-06-06T14:08:09.122929504</dc:date>
    <dc:creator>Alexander Aksentev</dc:creator>
    <meta:editing-duration>PT14M38S</meta:editing-duration>
    <meta:editing-cycles>9</meta:editing-cycles>
    <meta:generator>LibreOffice/4.3.3.2$Linux_X86_64 LibreOffice_project/430m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over accent="true">
      <mi>n</mi>
      <mo stretchy="false">¯</mo>
    </mover>
    <annotation encoding="StarMath 5.0">bar n</annotation>
  </semantics>
</math>
</file>